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7ea" officeooo:paragraph-rsid="000417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<text:s text:c="3"/>: Gokul Krishna T.B</text:p>
      <text:p text:style-name="P1"><text:s/></text:p>
      <text:p text:style-name="P1">Addres <text:s/>: Thekkedath (H)</text:p>
      <text:p text:style-name="P1"><text:s text:c="16"/>Parayakad, N.paravur</text:p>
      <text:p text:style-name="P1"><text:s text:c="16"/>Ernakulam</text:p>
      <text:p text:style-name="P1"/>
      <text:p text:style-name="P1"><text:s/>phone num: <text:s/>9947692963</text:p>
      <text:p text:style-name="P1"/>
      <text:p text:style-name="P1"><text:s/>E mail <text:s text:c="2"/>: <text:a xlink:type="simple" xlink:href="mailto:gokulkrishnatb97@gmail.com">gokulkrishnatb97@gmail.com</text:a></text:p>
      <text:p text:style-name="P1"/>
      <text:p text:style-name="P1">Nationality : Indian</text:p>
      <text:p text:style-name="P1"/>
      <text:p text:style-name="P1"><text:s/>Occupation : Student</text:p>
      <text:p text:style-name="P1"><text:s/></text:p>
      <text:p text:style-name="P1"><text:s/>Blood group : O+ve</text:p>
      <text:p text:style-name="P1"/>
      <text:p text:style-name="P1"><text:s/>Qualification : plus two </text:p>
      <text:p text:style-name="P1"><text:s text:c="2"/></text:p>
      <text:p text:style-name="P1"><text:s/>Status : single</text:p>
      <text:p text:style-name="P1"/>
      <text:p text:style-name="P1"><text:s/>Language : malayalam,english,hindi.tamil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1:49:33.186010769</meta:creation-date>
    <dc:date>2020-01-29T11:59:35.531163643</dc:date>
    <meta:editing-duration>P0D</meta:editing-duration>
    <meta:editing-cycles>1</meta:editing-cycles>
    <meta:document-statistic meta:table-count="0" meta:image-count="0" meta:object-count="0" meta:page-count="1" meta:paragraph-count="15" meta:word-count="39" meta:character-count="321" meta:non-whitespace-character-count="243"/>
    <meta:generator>LibreOffice/4.2.8.2$Linux_x86 LibreOffice_project/420m0$Build-2</meta:generator>
  </office:meta>
</office:document-meta>
</file>